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2" style:list-style-name=""/>
    <style:style style:name="P5" style:family="paragraph" style:parent-style-name="Heading_20_2">
      <style:paragraph-properties fo:break-before="page"/>
    </style:style>
    <style:style style:name="T1" style:family="text">
      <style:text-properties style:font-name="DejaVu Sans"/>
    </style:style>
    <style:style style:name="T2" style:family="text">
      <style:text-properties style:font-name="Liberation Serif"/>
    </style:style>
    <style:style style:name="T3" style:family="text">
      <style:text-properties style:text-position="sub 58%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</text:p>
      <text:p text:style-name="Standard"/>
      <text:h text:style-name="Heading_20_1" text:outline-level="1">Preamble</text:h>
      <text:p text:style-name="Standard"/>
      <text:p text:style-name="P2">This note briefly describes the features in use in Code for particles tracking. It is a 6D multi-particles symplectic tracking restricted for perfect hard edge drift, quadrupoles and dipoles of finite length. Other higher order elements, as sextupoles, are treated in the thin length approximation.</text:p>
      <text:p text:style-name="P2"/>
      <text:p text:style-name="P2"/>
      <text:p text:style-name="P2"/>
      <text:p text:style-name="P2"/>
      <text:p text:style-name="P2"/>
      <text:h text:style-name="Heading_20_1" text:outline-level="1">Element mapping</text:h>
      <text:h text:style-name="Heading_20_2" text:outline-level="2">Variables</text:h>
      <text:p text:style-name="P3">Independent variables in use are the 3 positions (horizontal, vertical end longitudinal in meter) x, z and s and their 3 relative momenta :</text:p>
      <text:p text:style-name="Text_20_body"><draw:frame draw:style-name="fr1" draw:name="Object1" text:anchor-type="as-char" svg:width="6.763cm" svg:height="1.071cm" draw:z-index="0"><draw:object xlink:href="./Object 1" xlink:type="simple" xlink:show="embed" xlink:actuate="onLoad"/><draw:image xlink:href="./ObjectReplacements/Object 1" xlink:type="simple" xlink:show="embed" xlink:actuate="onLoad"/></draw:frame>with <draw:frame draw:style-name="fr1" draw:name="Object2" text:anchor-type="as-char" svg:width="3.064cm" svg:height="0.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P is the total particle momentum, P<text:span text:style-name="T3">0</text:span> is the nominal machine momentum and <text:span text:style-name="T1">δ</text:span><text:span text:style-name="T2"> is the relative momentum deviation. </text:span></text:p>
      <text:h text:style-name="Heading_20_2" text:outline-level="2">Drift</text:h>
      <text:p text:style-name="Text_20_body">F<text:bookmark-start text:name="DDE_LINK"/>or a drift of length L, the mapping is given by :</text:p>
      <text:p text:style-name="Text_20_body"><draw:frame draw:style-name="fr1" draw:name="Object3" text:anchor-type="as-char" svg:width="13.361cm" svg:height="1.831cm" draw:z-index="2"><draw:object xlink:href="./Object 3" xlink:type="simple" xlink:show="embed" xlink:actuate="onLoad"/><draw:image xlink:href="./ObjectReplacements/Object 3" xlink:type="simple" xlink:show="embed" xlink:actuate="onLoad"/></draw:frame><text:bookmark-end text:name="DDE_LINK"/></text:p>
      <text:h text:style-name="Heading_20_2" text:outline-level="2">Quadrupole</text:h>
      <text:p text:style-name="Standard">For a focusing quadrupole of length L and strength K=G/B<text:span text:style-name="T1">ρ</text:span>, the mapping is given by :</text:p>
      <text:p text:style-name="Text_20_body"><draw:frame draw:style-name="fr1" draw:name="Object4" text:anchor-type="as-char" svg:width="13.94cm" svg:height="1.60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with :</text:p>
      <text:p text:style-name="Text_20_body"><draw:frame draw:style-name="fr1" draw:name="Object5" text:anchor-type="as-char" svg:width="2.023cm" svg:height="1.08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For a defocussing quadrupole, reverse circular and hyperbolic functions.</text:p>
      <text:h text:style-name="P4" text:outline-level="2"/>
      <text:h text:style-name="P5" text:outline-level="2">Dipole</text:h>
      <text:h text:style-name="Heading_20_2" text:outline-level="2">Sextupole</text:h>
      <text:p text:style-name="Text_20_body">For an upright thin lens sextupole of length SL, the mapping is given by :</text:p>
      <text:p text:style-name="Text_20_body"><draw:frame draw:style-name="fr1" draw:name="Object6" text:anchor-type="as-char" svg:width="13.361cm" svg:height="1.831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0-02-02T11:09:39</meta:creation-date>
    <meta:generator>OpenOffice.org/3.1$Unix OpenOffice.org_project/310m19$Build-9420</meta:generator>
    <dc:date>2010-02-02T14:14:18</dc:date>
    <dc:creator>Alex </dc:creator>
    <meta:editing-duration>PT03H04M40S</meta:editing-duration>
    <meta:editing-cycles>22</meta:editing-cycles>
    <meta:document-statistic meta:table-count="0" meta:image-count="0" meta:object-count="6" meta:page-count="2" meta:paragraph-count="21" meta:word-count="152" meta:character-count="9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td>
            <math:mrow>
              <math:mi>x</math:mi>
            </math:mrow>
          </math:mtd>
        </math:mtr>
        <math:mtr>
          <math:mtd>
            <math:mrow>
              <math:mrow>
                <math:msub>
                  <math:mi>p</math:mi>
                  <math:mi>x</math:mi>
                </math:msub>
                <math:mo math:stretchy="false">=</math:mo>
                <math:mrow>
                  <math:msub>
                    <math:mi>P</math:mi>
                    <math:mi>x</math:mi>
                  </math:msub>
                  <math:mo math:stretchy="false">/</math:mo>
                  <math:mi>P</math:mi>
                </math:mrow>
              </math:mrow>
            </math:mrow>
          </math:mtd>
        </math:mtr>
      </math:mtable>
      <math:mi/>
      <math:mtable>
        <math:mtr>
          <math:mtd>
            <math:mrow>
              <math:mi>z</math:mi>
            </math:mrow>
          </math:mtd>
        </math:mtr>
        <math:mtr>
          <math:mtd>
            <math:mrow>
              <math:mrow>
                <math:msub>
                  <math:mi>p</math:mi>
                  <math:mi>z</math:mi>
                </math:msub>
                <math:mo math:stretchy="false">=</math:mo>
                <math:mrow>
                  <math:msub>
                    <math:mi>P</math:mi>
                    <math:mi>z</math:mi>
                  </math:msub>
                  <math:mo math:stretchy="false">/</math:mo>
                  <math:mi>P</math:mi>
                </math:mrow>
              </math:mrow>
            </math:mrow>
          </math:mtd>
        </math:mtr>
      </math:mtable>
      <math:mi/>
      <math:mtable>
        <math:mtr>
          <math:mtd>
            <math:mrow>
              <math:mi>s</math:mi>
            </math:mrow>
          </math:mtd>
        </math:mtr>
        <math:mtr>
          <math:mtd>
            <math:mrow>
              <math:mrow>
                <math:mo math:stretchy="false">δ</math:mo>
                <math:mo math:stretchy="false">=</math:mo>
                <math:mrow>
                  <math:mrow>
                    <math:mo math:stretchy="false">(</math:mo>
                    <math:mrow>
                      <math:mi>P</math:mi>
                      <math:mo math:stretchy="false">−</math:mo>
                      <math:msub>
                        <math:mi>P</math:mi>
                        <math:mn>0</math:mn>
                      </math:msub>
                    </math:mrow>
                    <math:mo math:stretchy="false">)</math:mo>
                  </math:mrow>
                  <math:mo math:stretchy="false">/</math:mo>
                  <math:mi>P</math:mi>
                </math:mrow>
              </math:mrow>
            </math:mrow>
          </math:mtd>
        </math:mtr>
      </math:mtable>
    </math:mrow>
    <math:annotation math:encoding="StarMath 5.0"> matrix{alignl x ## alignl p_x= P_x/P } ~~
 matrix{alignl z ## alignl p_z= P_z/P } ~~
 matrix{alignl s ## alignl %delta = (P-P_0)/P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sqrt>
        <math:mrow>
          <math:mrow>
            <math:msub>
              <math:mi>P</math:mi>
              <math:mi>x</math:mi>
            </math:msub>
            <math:mo math:stretchy="false">+</math:mo>
            <math:msub>
              <math:mi>P</math:mi>
              <math:mi>z</math:mi>
            </math:msub>
          </math:mrow>
          <math:mo math:stretchy="false">+</math:mo>
          <math:msub>
            <math:mi>P</math:mi>
            <math:mi>s</math:mi>
          </math:msub>
        </math:mrow>
      </math:msqrt>
    </math:mrow>
    <math:annotation math:encoding="StarMath 5.0">P = sqrt{P_x + P_z + P_s}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td>
            <math:mrow>
              <math:mrow>
                <math:msub>
                  <math:mi>x</math:mi>
                  <math:mi>f</math:mi>
                </math:msub>
                <math:mo math:stretchy="false">=</math:mo>
                <math:mrow>
                  <math:msub>
                    <math:mi>x</math:mi>
                    <math:mi>i</math:mi>
                  </math:msub>
                  <math:mo math:stretchy="false">+</math:mo>
                  <math:mfrac>
                    <math:msub>
                      <math:mi>p</math:mi>
                      <math:mi math:fontstyle="italic">xi</math:mi>
                    </math:msub>
                    <math:msqrt>
                      <math:mrow>
                        <math:mrow>
                          <math:mn>1</math:mn>
                          <math:mo math:stretchy="false">−</math:mo>
                          <math:msubsup>
                            <math:mi>p</math:mi>
                            <math:mi math:fontstyle="italic">xi</math:mi>
                            <math:mn>2</math:mn>
                          </math:msubsup>
                        </math:mrow>
                        <math:mo math:stretchy="false">−</math:mo>
                        <math:msubsup>
                          <math:mi>p</math:mi>
                          <math:mi math:fontstyle="italic">zi</math:mi>
                          <math:mn>2</math:mn>
                        </math:msubsup>
                      </math:mrow>
                    </math:msqrt>
                  </math:mfrac>
                </math:mrow>
              </math:mrow>
              <math:mi>L</math:mi>
            </math:mrow>
          </math:mtd>
        </math:mtr>
        <math:mtr>
          <math:mtd>
            <math:mrow>
              <math:mrow>
                <math:msub>
                  <math:mi>p</math:mi>
                  <math:mi math:fontstyle="italic">xf</math:mi>
                </math:msub>
                <math:mo math:stretchy="false">=</math:mo>
                <math:msub>
                  <math:mi>p</math:mi>
                  <math:mi math:fontstyle="italic">xi</math:mi>
                </math:msub>
              </math:mrow>
            </math:mrow>
          </math:mtd>
        </math:mtr>
      </math:mtable>
      <math:mi/>
      <math:mtable>
        <math:mtr>
          <math:mtd>
            <math:mrow>
              <math:mrow>
                <math:msub>
                  <math:mi>z</math:mi>
                  <math:mi>f</math:mi>
                </math:msub>
                <math:mo math:stretchy="false">=</math:mo>
                <math:mrow>
                  <math:msub>
                    <math:mi>z</math:mi>
                    <math:mi>i</math:mi>
                  </math:msub>
                  <math:mo math:stretchy="false">+</math:mo>
                  <math:mfrac>
                    <math:msub>
                      <math:mi>p</math:mi>
                      <math:mi math:fontstyle="italic">zi</math:mi>
                    </math:msub>
                    <math:msqrt>
                      <math:mrow>
                        <math:mrow>
                          <math:mn>1</math:mn>
                          <math:mo math:stretchy="false">−</math:mo>
                          <math:msubsup>
                            <math:mi>p</math:mi>
                            <math:mi math:fontstyle="italic">xi</math:mi>
                            <math:mn>2</math:mn>
                          </math:msubsup>
                        </math:mrow>
                        <math:mo math:stretchy="false">−</math:mo>
                        <math:msubsup>
                          <math:mi>p</math:mi>
                          <math:mi math:fontstyle="italic">zi</math:mi>
                          <math:mn>2</math:mn>
                        </math:msubsup>
                      </math:mrow>
                    </math:msqrt>
                  </math:mfrac>
                </math:mrow>
              </math:mrow>
              <math:mi>L</math:mi>
            </math:mrow>
          </math:mtd>
        </math:mtr>
        <math:mtr>
          <math:mtd>
            <math:mrow>
              <math:mrow>
                <math:msub>
                  <math:mi>p</math:mi>
                  <math:mi math:fontstyle="italic">zf</math:mi>
                </math:msub>
                <math:mo math:stretchy="false">=</math:mo>
                <math:msub>
                  <math:mi>p</math:mi>
                  <math:mi math:fontstyle="italic">zi</math:mi>
                </math:msub>
              </math:mrow>
            </math:mrow>
          </math:mtd>
        </math:mtr>
      </math:mtable>
      <math:mi/>
      <math:mtable>
        <math:mtr>
          <math:mtd>
            <math:mrow>
              <math:mrow>
                <math:msub>
                  <math:mi>s</math:mi>
                  <math:mi>f</math:mi>
                </math:msub>
                <math:mo math:stretchy="false">=</math:mo>
                <math:mrow>
                  <math:msub>
                    <math:mi>s</math:mi>
                    <math:mi>i</math:mi>
                  </math:msub>
                  <math:mo math:stretchy="false">+</math:mo>
                  <math:mrow>
                    <math:mo math:stretchy="false">(</math:mo>
                    <math:mrow>
                      <math:mfrac>
                        <math:mn>1</math:mn>
                        <math:msqrt>
                          <math:mrow>
                            <math:mrow>
                              <math:mn>1</math:mn>
                              <math:mo math:stretchy="false">−</math:mo>
                              <math:msubsup>
                                <math:mi>p</math:mi>
                                <math:mi math:fontstyle="italic">xi</math:mi>
                                <math:mn>2</math:mn>
                              </math:msubsup>
                            </math:mrow>
                            <math:mo math:stretchy="false">−</math:mo>
                            <math:msubsup>
                              <math:mi>p</math:mi>
                              <math:mi math:fontstyle="italic">zi</math:mi>
                              <math:mn>2</math:mn>
                            </math:msubsup>
                          </math:mrow>
                        </math:msqrt>
                      </math:mfrac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row>
              <math:mi>L</math:mi>
            </math:mrow>
          </math:mtd>
        </math:mtr>
        <math:mtr>
          <math:mtd>
            <math:mrow>
              <math:mrow>
                <math:msub>
                  <math:mo math:stretchy="false">δ</math:mo>
                  <math:mi>f</math:mi>
                </math:msub>
                <math:mo math:stretchy="false">=</math:mo>
                <math:msub>
                  <math:mo math:stretchy="false">δ</math:mo>
                  <math:mi>i</math:mi>
                </math:msub>
              </math:mrow>
            </math:mrow>
          </math:mtd>
        </math:mtr>
      </math:mtable>
    </math:mrow>
    <math:annotation math:encoding="StarMath 5.0">matrix{  x_f=x_i + {p_xi} over {sqrt{1-p_xi^2 -p_zi^2 } } L ## alignl p_xf = p_xi} ~~
matrix{  z_f=z_i + {p_zi} over {sqrt{1-p_xi^2 -p_zi^2 } } L ## alignl p_zf = p_zi} ~~
matrix{  s_f=s_i + ({1} over {sqrt{1-p_xi^2 -p_zi^2 } }-1 ) L ## alignl %delta_f = %delta_i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td>
            <math:mrow>
              <math:mrow>
                <math:mrow>
                  <math:msub>
                    <math:mi>x</math:mi>
                    <math:mi>f</math:mi>
                  </math:msub>
                  <math:mo math:stretchy="false">=</math:mo>
                  <math:mi>cos</math:mi>
                </math:mrow>
                <math:mrow>
                  <math:mo math:stretchy="false">(</math:mo>
                  <math:mi math:fontstyle="italic">wL</math:mi>
                  <math:mo math:stretchy="false">)</math:mo>
                </math:mrow>
                <math:mrow>
                  <math:msub>
                    <math:mi>x</math:mi>
                    <math:mi>i</math:mi>
                  </math:msub>
                  <math:mo math:stretchy="false">+</math:mo>
                  <math:mfrac>
                    <math:mn>1</math:mn>
                    <math:mi>w</math:mi>
                  </math:mfrac>
                </math:mrow>
                <math:mi>sin</math:mi>
                <math:mrow>
                  <math:mo math:stretchy="false">(</math:mo>
                  <math:mi math:fontstyle="italic">wL</math:mi>
                  <math:mo math:stretchy="false">)</math:mo>
                </math:mrow>
                <math:msub>
                  <math:mi>p</math:mi>
                  <math:mi math:fontstyle="italic">xi</math:mi>
                </math:msub>
              </math:mrow>
            </math:mrow>
          </math:mtd>
        </math:mtr>
        <math:mtr>
          <math:mtd>
            <math:mrow>
              <math:mrow>
                <math:msub>
                  <math:mi>p</math:mi>
                  <math:mi math:fontstyle="italic">xf</math:mi>
                </math:msub>
                <math:mo math:stretchy="false">=</math:mo>
                <math:mrow>
                  <math:mo math:stretchy="false">−</math:mo>
                  <math:mi>w</math:mi>
                </math:mrow>
              </math:mrow>
              <math:mi>sin</math:mi>
              <math:mrow>
                <math:mo math:stretchy="false">(</math:mo>
                <math:mi math:fontstyle="italic">wL</math:mi>
                <math:mo math:stretchy="false">)</math:mo>
              </math:mrow>
              <math:mrow>
                <math:msub>
                  <math:mi>x</math:mi>
                  <math:mi>i</math:mi>
                </math:msub>
                <math:mo math:stretchy="false">+</math:mo>
                <math:mi>cos</math:mi>
              </math:mrow>
              <math:mrow>
                <math:mo math:stretchy="false">(</math:mo>
                <math:mi math:fontstyle="italic">wL</math:mi>
                <math:mo math:stretchy="false">)</math:mo>
              </math:mrow>
              <math:msub>
                <math:mi>p</math:mi>
                <math:mi math:fontstyle="italic">xi</math:mi>
              </math:msub>
            </math:mrow>
          </math:mtd>
        </math:mtr>
      </math:mtable>
      <math:mi/>
      <math:mtable>
        <math:mtr>
          <math:mtd>
            <math:mrow>
              <math:mrow>
                <math:mrow>
                  <math:msub>
                    <math:mi>z</math:mi>
                    <math:mi>f</math:mi>
                  </math:msub>
                  <math:mo math:stretchy="false">=</math:mo>
                  <math:mi>cosh</math:mi>
                </math:mrow>
                <math:mrow>
                  <math:mo math:stretchy="false">(</math:mo>
                  <math:mi math:fontstyle="italic">wL</math:mi>
                  <math:mo math:stretchy="false">)</math:mo>
                </math:mrow>
                <math:mrow>
                  <math:msub>
                    <math:mi>z</math:mi>
                    <math:mi>i</math:mi>
                  </math:msub>
                  <math:mo math:stretchy="false">+</math:mo>
                  <math:mfrac>
                    <math:mn>1</math:mn>
                    <math:mi>w</math:mi>
                  </math:mfrac>
                </math:mrow>
                <math:mi>sinh</math:mi>
                <math:mrow>
                  <math:mo math:stretchy="false">(</math:mo>
                  <math:mi math:fontstyle="italic">wL</math:mi>
                  <math:mo math:stretchy="false">)</math:mo>
                </math:mrow>
                <math:msub>
                  <math:mi>p</math:mi>
                  <math:mi math:fontstyle="italic">zi</math:mi>
                </math:msub>
              </math:mrow>
            </math:mrow>
          </math:mtd>
        </math:mtr>
        <math:mtr>
          <math:mtd>
            <math:mrow>
              <math:mrow>
                <math:msub>
                  <math:mi>p</math:mi>
                  <math:mi math:fontstyle="italic">zf</math:mi>
                </math:msub>
                <math:mo math:stretchy="false">=</math:mo>
                <math:mi>w</math:mi>
              </math:mrow>
              <math:mi>sinh</math:mi>
              <math:mrow>
                <math:mo math:stretchy="false">(</math:mo>
                <math:mi math:fontstyle="italic">wL</math:mi>
                <math:mo math:stretchy="false">)</math:mo>
              </math:mrow>
              <math:mrow>
                <math:msub>
                  <math:mi>x</math:mi>
                  <math:mi>i</math:mi>
                </math:msub>
                <math:mo math:stretchy="false">+</math:mo>
                <math:mi>cosh</math:mi>
              </math:mrow>
              <math:mrow>
                <math:mo math:stretchy="false">(</math:mo>
                <math:mi math:fontstyle="italic">wL</math:mi>
                <math:mo math:stretchy="false">)</math:mo>
              </math:mrow>
              <math:msub>
                <math:mi>p</math:mi>
                <math:mi math:fontstyle="italic">zi</math:mi>
              </math:msub>
            </math:mrow>
          </math:mtd>
        </math:mtr>
      </math:mtable>
      <math:mi/>
      <math:mtable>
        <math:mtr>
          <math:mtd>
            <math:mrow>
              <math:mrow>
                <math:mrow>
                  <math:msub>
                    <math:mi>s</math:mi>
                    <math:mi>f</math:mi>
                  </math:msub>
                  <math:mo math:stretchy="false">=</math:mo>
                  <math:mrow>
                    <math:msub>
                      <math:mi>s</math:mi>
                      <math:mi>i</math:mi>
                    </math:msub>
                    <math:mo math:stretchy="false">+</math:mo>
                    <math:mo math:stretchy="false">δ</math:mo>
                  </math:mrow>
                </math:mrow>
                <math:mi>l</math:mi>
              </math:mrow>
            </math:mrow>
          </math:mtd>
        </math:mtr>
        <math:mtr>
          <math:mtd>
            <math:mrow>
              <math:mrow>
                <math:msub>
                  <math:mo math:stretchy="false">δ</math:mo>
                  <math:mi>f</math:mi>
                </math:msub>
                <math:mo math:stretchy="false">=</math:mo>
                <math:msub>
                  <math:mo math:stretchy="false">δ</math:mo>
                  <math:mi>i</math:mi>
                </math:msub>
              </math:mrow>
            </math:mrow>
          </math:mtd>
        </math:mtr>
      </math:mtable>
    </math:mrow>
    <math:annotation math:encoding="StarMath 5.0">matrix{alignl  x_f=cos(wL) x_i + {1} over {w} sin(wL) p_xi ## p_xf = -w sin(wL) x_i +cos(wL) p_xi} ~~
matrix{alignl z_f=cosh(wL) z_i + {1} over {w} sinh(wL) p_zi  ## p_zf =w sinh(wL) x_i +  cosh(wL) p_zi} ~~
matrix{alignl s_f=s_i + 
 %delta l ## alignl %delta_f = %delta_i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w</math:mi>
      <math:mo math:stretchy="false">=</math:mo>
      <math:msqrt>
        <math:mfrac>
          <math:mi>K</math:mi>
          <math:mrow>
            <math:mn>1</math:mn>
            <math:mo math:stretchy="false">+</math:mo>
            <math:mo math:stretchy="false">δ</math:mo>
          </math:mrow>
        </math:mfrac>
      </math:msqrt>
    </math:mrow>
    <math:annotation math:encoding="StarMath 5.0">w=sqrt{{K} over {1+%delta} 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td>
            <math:mrow>
              <math:mrow>
                <math:msub>
                  <math:mi>x</math:mi>
                  <math:mi>f</math:mi>
                </math:msub>
                <math:mo math:stretchy="false">=</math:mo>
                <math:mrow>
                  <math:msub>
                    <math:mi>x</math:mi>
                    <math:mi>i</math:mi>
                  </math:msub>
                  <math:mo math:stretchy="false">+</math:mo>
                  <math:mfrac>
                    <math:msub>
                      <math:mi>p</math:mi>
                      <math:mi math:fontstyle="italic">xi</math:mi>
                    </math:msub>
                    <math:msqrt>
                      <math:mrow>
                        <math:mrow>
                          <math:mn>1</math:mn>
                          <math:mo math:stretchy="false">−</math:mo>
                          <math:msubsup>
                            <math:mi>p</math:mi>
                            <math:mi math:fontstyle="italic">xi</math:mi>
                            <math:mn>2</math:mn>
                          </math:msubsup>
                        </math:mrow>
                        <math:mo math:stretchy="false">−</math:mo>
                        <math:msubsup>
                          <math:mi>p</math:mi>
                          <math:mi math:fontstyle="italic">zi</math:mi>
                          <math:mn>2</math:mn>
                        </math:msubsup>
                      </math:mrow>
                    </math:msqrt>
                  </math:mfrac>
                </math:mrow>
              </math:mrow>
              <math:mi>L</math:mi>
            </math:mrow>
          </math:mtd>
        </math:mtr>
        <math:mtr>
          <math:mtd>
            <math:mrow>
              <math:mrow>
                <math:msub>
                  <math:mi>p</math:mi>
                  <math:mi math:fontstyle="italic">xf</math:mi>
                </math:msub>
                <math:mo math:stretchy="false">=</math:mo>
                <math:msub>
                  <math:mi>p</math:mi>
                  <math:mi math:fontstyle="italic">xi</math:mi>
                </math:msub>
              </math:mrow>
            </math:mrow>
          </math:mtd>
        </math:mtr>
      </math:mtable>
      <math:mi/>
      <math:mtable>
        <math:mtr>
          <math:mtd>
            <math:mrow>
              <math:mrow>
                <math:msub>
                  <math:mi>z</math:mi>
                  <math:mi>f</math:mi>
                </math:msub>
                <math:mo math:stretchy="false">=</math:mo>
                <math:mrow>
                  <math:msub>
                    <math:mi>z</math:mi>
                    <math:mi>i</math:mi>
                  </math:msub>
                  <math:mo math:stretchy="false">+</math:mo>
                  <math:mfrac>
                    <math:msub>
                      <math:mi>p</math:mi>
                      <math:mi math:fontstyle="italic">zi</math:mi>
                    </math:msub>
                    <math:msqrt>
                      <math:mrow>
                        <math:mrow>
                          <math:mn>1</math:mn>
                          <math:mo math:stretchy="false">−</math:mo>
                          <math:msubsup>
                            <math:mi>p</math:mi>
                            <math:mi math:fontstyle="italic">xi</math:mi>
                            <math:mn>2</math:mn>
                          </math:msubsup>
                        </math:mrow>
                        <math:mo math:stretchy="false">−</math:mo>
                        <math:msubsup>
                          <math:mi>p</math:mi>
                          <math:mi math:fontstyle="italic">zi</math:mi>
                          <math:mn>2</math:mn>
                        </math:msubsup>
                      </math:mrow>
                    </math:msqrt>
                  </math:mfrac>
                </math:mrow>
              </math:mrow>
              <math:mi>L</math:mi>
            </math:mrow>
          </math:mtd>
        </math:mtr>
        <math:mtr>
          <math:mtd>
            <math:mrow>
              <math:mrow>
                <math:msub>
                  <math:mi>p</math:mi>
                  <math:mi math:fontstyle="italic">zf</math:mi>
                </math:msub>
                <math:mo math:stretchy="false">=</math:mo>
                <math:msub>
                  <math:mi>p</math:mi>
                  <math:mi math:fontstyle="italic">zi</math:mi>
                </math:msub>
              </math:mrow>
            </math:mrow>
          </math:mtd>
        </math:mtr>
      </math:mtable>
      <math:mi/>
      <math:mtable>
        <math:mtr>
          <math:mtd>
            <math:mrow>
              <math:mrow>
                <math:msub>
                  <math:mi>s</math:mi>
                  <math:mi>f</math:mi>
                </math:msub>
                <math:mo math:stretchy="false">=</math:mo>
                <math:mrow>
                  <math:msub>
                    <math:mi>s</math:mi>
                    <math:mi>i</math:mi>
                  </math:msub>
                  <math:mo math:stretchy="false">+</math:mo>
                  <math:mrow>
                    <math:mo math:stretchy="false">(</math:mo>
                    <math:mrow>
                      <math:mfrac>
                        <math:mn>1</math:mn>
                        <math:msqrt>
                          <math:mrow>
                            <math:mrow>
                              <math:mn>1</math:mn>
                              <math:mo math:stretchy="false">−</math:mo>
                              <math:msubsup>
                                <math:mi>p</math:mi>
                                <math:mi math:fontstyle="italic">xi</math:mi>
                                <math:mn>2</math:mn>
                              </math:msubsup>
                            </math:mrow>
                            <math:mo math:stretchy="false">−</math:mo>
                            <math:msubsup>
                              <math:mi>p</math:mi>
                              <math:mi math:fontstyle="italic">zi</math:mi>
                              <math:mn>2</math:mn>
                            </math:msubsup>
                          </math:mrow>
                        </math:msqrt>
                      </math:mfrac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row>
              <math:mi>L</math:mi>
            </math:mrow>
          </math:mtd>
        </math:mtr>
        <math:mtr>
          <math:mtd>
            <math:mrow>
              <math:mrow>
                <math:msub>
                  <math:mo math:stretchy="false">δ</math:mo>
                  <math:mi>f</math:mi>
                </math:msub>
                <math:mo math:stretchy="false">=</math:mo>
                <math:msub>
                  <math:mo math:stretchy="false">δ</math:mo>
                  <math:mi>i</math:mi>
                </math:msub>
              </math:mrow>
            </math:mrow>
          </math:mtd>
        </math:mtr>
      </math:mtable>
    </math:mrow>
    <math:annotation math:encoding="StarMath 5.0">matrix{  x_f=x_i + {p_xi} over {sqrt{1-p_xi^2 -p_zi^2 } } L ## alignl p_xf = p_xi} ~~
matrix{  z_f=z_i + {p_zi} over {sqrt{1-p_xi^2 -p_zi^2 } } L ## alignl p_zf = p_zi} ~~
matrix{  s_f=s_i + ({1} over {sqrt{1-p_xi^2 -p_zi^2 } }-1 ) L ## alignl %delta_f = %delta_i}</math:annotation>
  </math:semantics>
</math:math>
</file>